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adornments="Negrita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 fo:min-height="0.25cm" fo:min-width="0.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textarea-horizontal-align="justify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.196cm" fo:min-width="1.273cm" loext:decorative="false"/>
      <style:paragraph-properties style:writing-mode="lr-tb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0cm" fo:min-width="0cm" loext:decorative="false"/>
    </style:style>
    <style:style style:name="gr5" style:family="graphic" style:parent-style-name="objectwithoutfill">
      <style:graphic-properties svg:stroke-width="0.028cm" draw:marker-start-width="0.242cm" draw:marker-end-width="0.242cm" svg:stroke-opacity="100%" draw:opacity="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6" style:family="graphic" style:parent-style-name="objectwithoutfill">
      <style:graphic-properties draw:opacity="0%" draw:textarea-horizontal-align="justify" draw:textarea-vertical-align="middle" draw:auto-grow-height="false" fo:min-height="0cm" fo:min-width="0cm" loext:decorative="false"/>
    </style:style>
    <style:style style:name="gr7" style:family="graphic" style:parent-style-name="objectwithoutfill">
      <style:graphic-properties draw:textarea-horizontal-align="justify" draw:textarea-vertical-align="middle" draw:auto-grow-height="false" fo:min-height="0.307cm" fo:min-width="0.83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 loext:decorative="false"/>
      <style:paragraph-properties style:writing-mode="lr-tb"/>
    </style:style>
    <style:style style:name="gr10" style:family="graphic" style:parent-style-name="objectwithoutfill">
      <style:graphic-properties draw:opacity="100%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0.575cm" loext:decorative="false"/>
      <style:paragraph-properties style:writing-mode="lr-tb"/>
    </style:style>
    <style:style style:name="gr13" style:family="graphic" style:parent-style-name="objectwithoutfill">
      <style:graphic-properties draw:marker-end="Puntas_20_de_20_flecha_20_2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Puntas_20_de_20_flecha_20_3" draw:marker-end-width="0.3cm" draw:fill="solid" draw:textarea-vertical-align="middle" loext:decorative="false"/>
    </style:style>
    <style:style style:name="gr15" style:family="graphic" style:parent-style-name="standard">
      <style:graphic-properties draw:textarea-vertical-align="middle" loext:decorative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0cm" fo:min-width="0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86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2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96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1.07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1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85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76cm" fo:min-width="0.376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Puntas_20_de_20_flecha_20_8" draw:marker-end-width="0.3cm" draw:fill="solid" draw:textarea-vertical-align="middle" loext:decorative="false"/>
    </style:style>
    <style:style style:name="gr25" style:family="graphic" style:parent-style-name="objectwithoutfill">
      <style:graphic-properties draw:marker-end="Puntas_20_de_20_flecha_20_9" draw:marker-end-width="0.3cm" draw:fill="solid" draw:textarea-vertical-align="middle" loext:decorative="false"/>
    </style:style>
    <style:style style:name="gr26" style:family="graphic" style:parent-style-name="standard">
      <style:graphic-properties draw:stroke="dash" draw:stroke-dash="Long_20_Dash" svg:stroke-linecap="butt" draw:textarea-horizontal-align="justify" draw:textarea-vertical-align="middle" draw:auto-grow-height="false" fo:min-height="0cm" fo:min-width="0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27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82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3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7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28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376cm" fo:min-width="0.5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marker-end="Puntas_20_de_20_flecha_20_11" draw:marker-end-width="0.3cm" draw:fill="solid" draw:textarea-vertical-align="middle" loext:decorative="false"/>
    </style:style>
    <style:style style:name="gr34" style:family="graphic" style:parent-style-name="objectwithoutfill">
      <style:graphic-properties draw:marker-end="Puntas_20_de_20_flecha_20_12" draw:marker-end-width="0.3cm" draw:fill="solid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26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1.253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cm" svg:height="0.5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1.5cm" svg:y="2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1.773cm" svg:height="0.446cm" svg:x="1.75cm" svg:y="1.5cm">
          <draw:text-box>
            <text:p>Objetos de prueba</text:p>
          </draw:text-box>
        </draw:frame>
        <draw:custom-shape draw:style-name="gr4" draw:text-style-name="P3" draw:layer="layout" svg:width="0.25cm" svg:height="0.25cm" svg:x="3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.52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38cm" svg:height="0.354cm" svg:x="1.478cm" svg:y="5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cm" svg:height="0.25cm" svg:x="3.217cm" svg:y="2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1.336cm" svg:height="0.557cm" svg:x="14.424cm" svg:y="8.03cm">
          <text:p text:style-name="P3">Curso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185cm" svg:height="0.446cm" svg:x="14.402cm" svg:y="9.001cm">
          <draw:text-box>
            <text:p>CodCurso</text:p>
          </draw:text-box>
        </draw:frame>
        <draw:custom-shape draw:style-name="gr6" draw:text-style-name="P4" draw:layer="layout" svg:width="0.25cm" svg:height="0.25cm" svg:x="14.25cm" svg:y="9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185cm" svg:height="0.446cm" svg:x="14.402cm" svg:y="9.751cm">
          <draw:text-box>
            <text:p>nombre</text:p>
          </draw:text-box>
        </draw:frame>
        <draw:custom-shape draw:style-name="gr6" draw:text-style-name="P4" draw:layer="layout" svg:width="0.25cm" svg:height="0.25cm" svg:x="14.25cm" svg:y="9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185cm" svg:height="0.446cm" svg:x="14.402cm" svg:y="9.305cm">
          <draw:text-box>
            <text:p>Curso</text:p>
          </draw:text-box>
        </draw:frame>
        <draw:custom-shape draw:style-name="gr6" draw:text-style-name="P4" draw:layer="layout" svg:width="0.25cm" svg:height="0.25cm" svg:x="14.25cm" svg:y="10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48cm" svg:height="0.641cm" svg:x="14.402cm" svg:y="10.109cm">
          <draw:text-box>
            <text:p>descripción</text:p>
          </draw:text-box>
        </draw:frame>
        <draw:custom-shape draw:style-name="gr6" draw:text-style-name="P4" draw:layer="layout" svg:width="0.25cm" svg:height="0.25cm" svg:x="14.25cm" svg:y="10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48cm" svg:height="0.641cm" svg:x="14.402cm" svg:y="10.11cm">
          <draw:text-box>
            <text:p>descripción</text:p>
          </draw:text-box>
        </draw:frame>
        <draw:custom-shape draw:style-name="gr6" draw:text-style-name="P4" draw:layer="layout" svg:width="0.25cm" svg:height="0.25cm" svg:x="14.25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cm" svg:height="0.25cm" svg:x="14.25cm" svg:y="10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848cm" svg:height="0.641cm" svg:x="14.402cm" svg:y="10.501cm">
          <draw:text-box>
            <text:p>horasDuracion</text:p>
          </draw:text-box>
        </draw:frame>
        <draw:custom-shape draw:style-name="gr6" draw:text-style-name="P4" draw:layer="layout" svg:width="0.25cm" svg:height="0.25cm" svg:x="14.25cm" svg:y="1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48cm" svg:height="0.641cm" svg:x="14.402cm" svg:y="10.859cm">
          <draw:text-box>
            <text:p>CosteCurso</text:p>
          </draw:text-box>
        </draw:frame>
        <draw:custom-shape draw:style-name="gr6" draw:text-style-name="P4" draw:layer="layout" svg:width="0.25cm" svg:height="0.25cm" svg:x="14.25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cm" svg:height="1.5cm" svg:x="15.75cm" svg:y="6.251cm">
          <text:p text:style-name="P3">Edicion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5cm" svg:height="0.25cm" svg:x="14.251cm" svg:y="9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5cm" svg:height="0.641cm" svg:x="19.25cm" svg:y="5cm">
          <draw:text-box>
            <text:p>Personal</text:p>
          </draw:text-box>
        </draw:frame>
        <draw:custom-shape draw:style-name="gr11" draw:text-style-name="P3" xml:id="id4" draw:id="id4" draw:layer="layout" svg:width="0.25cm" svg:height="0.25cm" svg:x="19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1.075cm" svg:height="0.836cm" svg:x="19.5cm" svg:y="5.696cm">
          <draw:text-box>
            <text:p>Fecha<text:line-break/>Lugar<text:line-break/>Horarios</text:p>
          </draw:text-box>
        </draw:frame>
        <draw:connector draw:style-name="gr13" draw:text-style-name="P6" draw:layer="layout" svg:x1="15.092cm" svg:y1="8.03cm" svg:x2="15.75cm" svg:y2="7.001cm" draw:start-shape="id1" draw:start-glue-point="0" draw:end-shape="id2" draw:end-glue-point="5" svg:d="M15092 8030v-1029h658" svg:viewBox="0 0 659 1030">
          <text:p/>
        </draw:connector>
        <draw:connector draw:style-name="gr14" draw:text-style-name="P6" draw:layer="layout" svg:x1="17.75cm" svg:y1="7.001cm" svg:x2="15.76cm" svg:y2="8.308cm" draw:start-shape="id2" draw:start-glue-point="7" draw:end-shape="id1" draw:end-glue-point="1" svg:d="M17750 7001h502v1307h-2492" svg:viewBox="0 0 2493 1308">
          <text:p/>
        </draw:connector>
        <draw:connector draw:style-name="gr15" draw:text-style-name="P3" draw:layer="layout" svg:x1="16.75cm" svg:y1="6.251cm" svg:x2="18.912cm" svg:y2="5.323cm" draw:start-shape="id2" draw:start-glue-point="4" draw:end-shape="id3" draw:end-glue-point="6" svg:d="M16750 6251v-928h2162" svg:viewBox="0 0 2163 929">
          <text:p/>
        </draw:connector>
        <draw:connector draw:style-name="gr15" draw:text-style-name="P3" draw:layer="layout" svg:x1="16.75cm" svg:y1="6.251cm" svg:x2="19cm" svg:y2="5.821cm" draw:start-shape="id2" draw:start-glue-point="4" draw:end-shape="id4" draw:end-glue-point="6" svg:d="M16750 6251v-501h1626v71h624" svg:viewBox="0 0 2251 502">
          <text:p/>
        </draw:connector>
        <draw:custom-shape draw:style-name="gr5" draw:text-style-name="P4" draw:layer="layout" svg:width="0.25cm" svg:height="0.25cm" svg:x="18.957cm" svg:y="5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0.338cm" svg:height="0.354cm" svg:x="18.912cm" svg:y="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1.336cm" svg:height="0.557cm" svg:x="21.685cm" svg:y="9.5cm">
          <text:p text:style-name="P3">Emplead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5cm" svg:height="0.25cm" svg:x="21.68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21.68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21.68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21.68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21.68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5cm" svg:height="0.25cm" svg:x="21.68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364cm" svg:height="0.446cm" svg:x="21.821cm" svg:y="10.5cm">
          <draw:text-box>
            <text:p>CodEmpleado</text:p>
          </draw:text-box>
        </draw:frame>
        <draw:frame draw:style-name="gr18" draw:text-style-name="P2" draw:layer="layout" svg:width="1.026cm" svg:height="0.446cm" svg:x="21.909cm" svg:y="11cm">
          <draw:text-box>
            <text:p>Nombre</text:p>
          </draw:text-box>
        </draw:frame>
        <draw:frame draw:style-name="gr19" draw:text-style-name="P2" draw:layer="layout" svg:width="1.463cm" svg:height="0.446cm" svg:x="21.935cm" svg:y="11.5cm">
          <draw:text-box>
            <text:p>PrimerApellido</text:p>
          </draw:text-box>
        </draw:frame>
        <draw:frame draw:style-name="gr20" draw:text-style-name="P2" draw:layer="layout" svg:width="1.579cm" svg:height="0.446cm" svg:x="21.921cm" svg:y="12cm">
          <draw:text-box>
            <text:p>SegundoApellido</text:p>
          </draw:text-box>
        </draw:frame>
        <draw:frame draw:style-name="gr21" draw:text-style-name="P2" draw:layer="layout" svg:width="1.116cm" svg:height="0.446cm" svg:x="21.935cm" svg:y="12.5cm">
          <draw:text-box>
            <text:p>Dirección</text:p>
          </draw:text-box>
        </draw:frame>
        <draw:frame draw:style-name="gr22" draw:text-style-name="P2" draw:layer="layout" svg:width="1.085cm" svg:height="0.446cm" svg:x="21.935cm" svg:y="13cm">
          <draw:text-box>
            <text:p>Teléfono</text:p>
          </draw:text-box>
        </draw:frame>
        <draw:custom-shape draw:style-name="gr23" draw:text-style-name="P1" xml:id="id5" draw:id="id5" draw:layer="layout" svg:width="1.75cm" svg:height="1.25cm" svg:x="18cm" svg:y="9cm">
          <text:p text:style-name="P3">Impar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6" draw:layer="layout" draw:type="line" svg:x1="15.092cm" svg:y1="8.587cm" svg:x2="18cm" svg:y2="9.625cm" draw:start-shape="id1" draw:start-glue-point="2" draw:end-shape="id5" draw:end-glue-point="5" svg:d="M15092 8587l2908 1038" svg:viewBox="0 0 2909 1039">
          <text:p/>
        </draw:connector>
        <draw:connector draw:style-name="gr25" draw:text-style-name="P6" draw:layer="layout" draw:type="line" svg:x1="19.75cm" svg:y1="9.625cm" svg:x2="21.685cm" svg:y2="9.778cm" draw:start-shape="id5" draw:start-glue-point="7" draw:end-shape="id6" draw:end-glue-point="3" svg:d="M19750 9625l1935 153" svg:viewBox="0 0 1936 154">
          <text:p/>
        </draw:connector>
        <draw:custom-shape draw:style-name="gr26" draw:text-style-name="P3" draw:layer="layout" svg:width="0.25cm" svg:height="0.25cm" svg:x="21.68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21.68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21.68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21.68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0.777cm" svg:height="0.446cm" svg:x="21.935cm" svg:y="13.5cm">
          <draw:text-box>
            <text:p>NIF</text:p>
          </draw:text-box>
        </draw:frame>
        <draw:frame draw:style-name="gr28" draw:text-style-name="P2" draw:layer="layout" svg:width="1.327cm" svg:height="0.446cm" svg:x="21.921cm" svg:y="14cm">
          <draw:text-box>
            <text:p>FNacimiento</text:p>
          </draw:text-box>
        </draw:frame>
        <draw:frame draw:style-name="gr29" draw:text-style-name="P2" draw:layer="layout" svg:width="0.833cm" svg:height="0.446cm" svg:x="21.935cm" svg:y="14.5cm">
          <draw:text-box>
            <text:p>Sexo</text:p>
          </draw:text-box>
        </draw:frame>
        <draw:frame draw:style-name="gr30" draw:text-style-name="P2" draw:layer="layout" svg:width="0.972cm" svg:height="0.446cm" svg:x="21.935cm" svg:y="15cm">
          <draw:text-box>
            <text:p>Salario</text:p>
          </draw:text-box>
        </draw:frame>
        <draw:custom-shape draw:style-name="gr11" draw:text-style-name="P3" draw:layer="layout" svg:width="0.25cm" svg:height="0.25cm" svg:x="21.686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cm" svg:height="0.25cm" svg:x="21.7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" draw:layer="layout" svg:width="1.228cm" svg:height="0.446cm" svg:x="22cm" svg:y="15.5cm">
          <draw:text-box>
            <text:p>Capacitado</text:p>
          </draw:text-box>
        </draw:frame>
        <draw:custom-shape draw:style-name="gr11" draw:text-style-name="P3" draw:layer="layout" svg:width="0.25cm" svg:height="0.25cm" svg:x="21.75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7" draw:id="id7" draw:layer="layout" svg:width="2cm" svg:height="1.25cm" svg:x="23.25cm" svg:y="7.5cm">
          <text:p text:style-name="P3">Docen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6" draw:layer="layout" svg:x1="22.353cm" svg:y1="9.5cm" svg:x2="23.25cm" svg:y2="8.125cm" draw:start-shape="id6" draw:start-glue-point="0" draw:end-shape="id7" draw:end-glue-point="5" svg:d="M22353 9500v-1375h897" svg:viewBox="0 0 898 1376">
          <text:p/>
        </draw:connector>
        <draw:connector draw:style-name="gr34" draw:text-style-name="P6" draw:layer="layout" svg:x1="25.25cm" svg:y1="8.125cm" svg:x2="23.021cm" svg:y2="9.778cm" draw:start-shape="id7" draw:start-glue-point="7" draw:end-shape="id6" draw:end-glue-point="1" svg:d="M25250 8125h502v1653h-2731" svg:viewBox="0 0 2732 1654">
          <text:p/>
        </draw:connector>
        <draw:frame draw:style-name="gr35" draw:text-style-name="P2" draw:layer="layout" svg:width="0.761cm" svg:height="0.446cm" svg:x="15.75cm" svg:y="6cm">
          <draw:text-box>
            <text:p>1:N</text:p>
          </draw:text-box>
        </draw:frame>
        <draw:frame draw:style-name="gr36" draw:text-style-name="P2" draw:layer="layout" svg:width="1.753cm" svg:height="0.446cm" svg:x="17.5cm" svg:y="6.5cm">
          <draw:text-box>
            <text:p>Puede tener <text:s/>(1,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adornments="Negrita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Comic Sans MS" fo:font-family="'Comic Sans MS'" style:font-style-name="Negrita" style:font-family-generic="script" style:font-pitch="variable" fo:font-size="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solid" draw:fill-color="#cccccc"/>
      <style:paragraph-properties loext:tab-stop-distance="0cm">
        <style:tab-stops/>
      </style:paragraph-properties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22:00:12.587000000</meta:creation-date>
    <dc:date>2024-11-05T21:41:40.701000000</dc:date>
    <meta:editing-duration>PT35M56S</meta:editing-duration>
    <meta:editing-cycles>18</meta:editing-cycles>
    <meta:generator>LibreOffice/24.8.2.1$Windows_X86_64 LibreOffice_project/0f794b6e29741098670a3b95d60478a65d05ef13</meta:generator>
    <meta:document-statistic meta:object-count="67"/>
  </office:meta>
</office:document-meta>
</file>